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17c1a8" officeooo:paragraph-rsid="0017c1a8"/>
    </style:style>
    <style:style style:name="P2" style:family="paragraph" style:parent-style-name="Text_20_body">
      <style:text-properties fo:language="it" fo:country="IT" officeooo:rsid="00199d96" officeooo:paragraph-rsid="00199d96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ext_20_body" style:list-style-name="L1">
      <style:text-properties fo:language="it" fo:country="IT" officeooo:rsid="0017c1a8" officeooo:paragraph-rsid="0017c1a8"/>
    </style:style>
    <style:style style:name="P5" style:family="paragraph" style:parent-style-name="Text_20_body" style:list-style-name="L2">
      <style:text-properties fo:language="it" fo:country="IT" officeooo:rsid="00199d96" officeooo:paragraph-rsid="00199d96"/>
    </style:style>
    <style:style style:name="P6" style:family="paragraph" style:parent-style-name="Text_20_body" style:list-style-name="L1">
      <style:text-properties fo:language="it" fo:country="IT" officeooo:rsid="001c003d" officeooo:paragraph-rsid="001c003d"/>
    </style:style>
    <style:style style:name="P7" style:family="paragraph" style:parent-style-name="Heading_20_1">
      <style:text-properties fo:language="it" fo:country="IT" officeooo:rsid="0017c1a8" officeooo:paragraph-rsid="0017c1a8"/>
    </style:style>
    <style:style style:name="T1" style:family="text">
      <style:text-properties officeooo:rsid="001c00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ZIONE TECNICA</text:p>
      <text:h text:style-name="P7" text:outline-level="1"/>
      <text:h text:style-name="P7" text:outline-level="1"/>
      <text:h text:style-name="P7" text:outline-level="1">Dotazione software</text:h>
      <text:list xml:id="list8101919980203165498" text:style-name="L1">
        <text:list-item>
          <text:p text:style-name="P4">Pacchetto preconfigurato Postgres dbms/php etc</text:p>
        </text:list-item>
        <text:list-item>
          <text:p text:style-name="P4">pgAdmin</text:p>
        </text:list-item>
        <text:list-item>
          <text:p text:style-name="P4">pgAgent</text:p>
        </text:list-item>
        <text:list-item>
          <text:p text:style-name="P6">phpGraphLib</text:p>
        </text:list-item>
      </text:list>
      <text:p text:style-name="P1"><text:s/></text:p>
      <text:p text:style-name="P1">1. Necessario per ospitare la base di dati con schema relativo al progetto e lo schema pgagent, indispensabile per la corretta realizzazione dei jobs.</text:p>
      <text:p text:style-name="P1">2. Strumento di controllo dotato di interfaccia grafica, necessario per l'utilizzo di pgAgent.</text:p>
      <text:p text:style-name="P1">3. Utility per implementazione dei jobs per le operazioni che necessitano di trigger periodici e temporali.</text:p>
      <text:p text:style-name="P1">4. Libreria utile per l'implementazione di grafici all'interno di pagine web.</text:p>
      <text:p text:style-name="P2">I linguaggi utili<text:span text:style-name="T1">zz</text:span>ati sono :</text:p>
      <text:list xml:id="list5002723121775399662" text:style-name="L2">
        <text:list-item>
          <text:p text:style-name="P5">plpgsql per le funzioni realizzate internamente alla base di dati .</text:p>
        </text:list-item>
        <text:list-item>
          <text:p text:style-name="P5">Php per le funzioni per l'implementazione dnell'interfaccia web e la comuicazione con la base di dati.</text:p>
        </text:list-item>
        <text:list-item>
          <text:p text:style-name="P5">Html per l'impaginazione delle contenuti web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1:13:29.339427426</meta:creation-date>
    <dc:date>2014-09-08T11:58:11.151528366</dc:date>
    <meta:editing-duration>PT2M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5" meta:word-count="121" meta:character-count="797" meta:non-whitespace-character-count="696"/>
  </office:meta>
</office:document-meta>
</file>